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8986in" fo:margin-left="0.0035in" fo:margin-top="0in" fo:margin-bottom="0in" table:align="left" style:writing-mode="lr-tb"/>
    </style:style>
    <style:style style:name="Table1.A" style:family="table-column">
      <style:table-column-properties style:column-width="0.8819in"/>
    </style:style>
    <style:style style:name="Table1.B" style:family="table-column">
      <style:table-column-properties style:column-width="0.9854in"/>
    </style:style>
    <style:style style:name="Table1.C" style:family="table-column">
      <style:table-column-properties style:column-width="2.7556in"/>
    </style:style>
    <style:style style:name="Table1.D" style:family="table-column">
      <style:table-column-properties style:column-width="1.27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5.9056in" table:align="margins" style:writing-mode="lr-tb"/>
    </style:style>
    <style:style style:name="Table8.A" style:family="table-column">
      <style:table-column-properties style:column-width="2.0424in" style:rel-column-width="22664*"/>
    </style:style>
    <style:style style:name="Table8.B" style:family="table-column">
      <style:table-column-properties style:column-width="3.8632in" style:rel-column-width="42871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B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5.9056in" table:align="margins" style:writing-mode="lr-tb"/>
    </style:style>
    <style:style style:name="Table9.A" style:family="table-column">
      <style:table-column-properties style:column-width="2.0424in" style:rel-column-width="22664*"/>
    </style:style>
    <style:style style:name="Table9.B" style:family="table-column">
      <style:table-column-properties style:column-width="3.8632in" style:rel-column-width="42871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B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5.9056in" table:align="margins" style:writing-mode="lr-tb"/>
    </style:style>
    <style:style style:name="Table2.A" style:family="table-column">
      <style:table-column-properties style:column-width="2in" style:rel-column-width="22194*"/>
    </style:style>
    <style:style style:name="Table2.B" style:family="table-column">
      <style:table-column-properties style:column-width="3.9056in" style:rel-column-width="4334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5.9056in" table:align="margins" style:writing-mode="lr-tb"/>
    </style:style>
    <style:style style:name="Table5.A" style:family="table-column">
      <style:table-column-properties style:column-width="2in" style:rel-column-width="22194*"/>
    </style:style>
    <style:style style:name="Table5.B" style:family="table-column">
      <style:table-column-properties style:column-width="3.9056in" style:rel-column-width="43341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5.9056in" table:align="margins" style:writing-mode="lr-tb"/>
    </style:style>
    <style:style style:name="Table3.A" style:family="table-column">
      <style:table-column-properties style:column-width="2in" style:rel-column-width="22194*"/>
    </style:style>
    <style:style style:name="Table3.B" style:family="table-column">
      <style:table-column-properties style:column-width="3.9056in" style:rel-column-width="43341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5.9056in" table:align="margins" style:writing-mode="lr-tb"/>
    </style:style>
    <style:style style:name="Table6.A" style:family="table-column">
      <style:table-column-properties style:column-width="2in" style:rel-column-width="22194*"/>
    </style:style>
    <style:style style:name="Table6.B" style:family="table-column">
      <style:table-column-properties style:column-width="3.9056in" style:rel-column-width="43341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5.9056in" table:align="margins" style:writing-mode="lr-tb"/>
    </style:style>
    <style:style style:name="Table7.A" style:family="table-column">
      <style:table-column-properties style:column-width="2in" style:rel-column-width="22194*"/>
    </style:style>
    <style:style style:name="Table7.B" style:family="table-column">
      <style:table-column-properties style:column-width="3.9056in" style:rel-column-width="43341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5.9056in" table:align="margins" style:writing-mode="lr-tb"/>
    </style:style>
    <style:style style:name="Table4.A" style:family="table-column">
      <style:table-column-properties style:column-width="2in" style:rel-column-width="22194*"/>
    </style:style>
    <style:style style:name="Table4.B" style:family="table-column">
      <style:table-column-properties style:column-width="3.9056in" style:rel-column-width="43341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fo:language="es" fo:country="EC" style:letter-kerning="true" style:font-name-asian="Aptos1" style:font-size-asian="12pt" style:language-asian="en" style:country-asian="US" style:font-size-complex="12pt" style:language-complex="ar" style:country-complex="SA"/>
    </style:style>
    <style:style style:name="P2" style:family="paragraph" style:parent-style-name="Heading_20_1">
      <style:paragraph-properties fo:margin-top="0in" fo:margin-bottom="0.0555in" style:contextual-spacing="false" fo:text-align="center" style:justify-single-word="false"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ing_20_1">
      <style:paragraph-properties fo:margin-top="0in" fo:margin-bottom="0.0555in" style:contextual-spacing="false" fo:break-before="page"/>
    </style:style>
    <style:style style:name="P5" style:family="paragraph" style:parent-style-name="Standard">
      <style:text-properties officeooo:paragraph-rsid="0012221a"/>
    </style:style>
    <style:style style:name="P6" style:family="paragraph" style:parent-style-name="Heading_20_1">
      <style:text-properties officeooo:rsid="00169e49" officeooo:paragraph-rsid="00169e49"/>
    </style:style>
    <style:style style:name="P7" style:family="paragraph" style:parent-style-name="Heading_20_2">
      <style:text-properties officeooo:rsid="00169e49" officeooo:paragraph-rsid="00169e49"/>
    </style:style>
    <style:style style:name="P8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3">
      <style:text-properties officeooo:paragraph-rsid="001753a1"/>
    </style:style>
    <style:style style:name="P13" style:family="paragraph" style:parent-style-name="Heading_20_4">
      <style:text-properties officeooo:paragraph-rsid="001753a1"/>
    </style:style>
    <style:style style:name="P14" style:family="paragraph" style:parent-style-name="Standard">
      <style:text-properties officeooo:paragraph-rsid="001753a1"/>
    </style:style>
    <style:style style:name="P15" style:family="paragraph" style:parent-style-name="Table_20_Contents">
      <style:text-properties officeooo:paragraph-rsid="001753a1"/>
    </style:style>
    <style:style style:name="P16" style:family="paragraph" style:parent-style-name="Heading_20_3">
      <style:text-properties officeooo:rsid="001753a1" officeooo:paragraph-rsid="001753a1"/>
    </style:style>
    <style:style style:name="P17" style:family="paragraph" style:parent-style-name="Standard">
      <style:text-properties officeooo:rsid="001753a1" officeooo:paragraph-rsid="001753a1"/>
    </style:style>
    <style:style style:name="P18" style:family="paragraph" style:parent-style-name="Table_20_Contents">
      <style:text-properties officeooo:rsid="001753a1" officeooo:paragraph-rsid="001753a1"/>
    </style:style>
    <style:style style:name="P19" style:family="paragraph" style:parent-style-name="Standard">
      <style:text-properties officeooo:rsid="00192053" officeooo:paragraph-rsid="00192053"/>
    </style:style>
    <style:style style:name="P20" style:family="paragraph" style:parent-style-name="Table_20_Contents">
      <style:text-properties officeooo:rsid="00192053" officeooo:paragraph-rsid="00192053"/>
    </style:style>
    <style:style style:name="P21" style:family="paragraph" style:parent-style-name="Table_20_Contents">
      <style:text-properties officeooo:rsid="00192053" officeooo:paragraph-rsid="00192597"/>
    </style:style>
    <style:style style:name="P22" style:family="paragraph" style:parent-style-name="Standard">
      <style:text-properties fo:font-weight="bold" officeooo:rsid="00192053" officeooo:paragraph-rsid="00192053" style:font-weight-asian="bold" style:font-weight-complex="bold"/>
    </style:style>
    <style:style style:name="P23" style:family="paragraph" style:parent-style-name="Table_20_Contents">
      <style:text-properties fo:font-weight="bold" officeooo:rsid="00192053" officeooo:paragraph-rsid="00192053" style:font-weight-asian="bold" style:font-weight-complex="bold"/>
    </style:style>
    <style:style style:name="P24" style:family="paragraph" style:parent-style-name="Table_20_Contents">
      <style:text-properties fo:font-weight="bold" officeooo:rsid="00192053" officeooo:paragraph-rsid="00192597" style:font-weight-asian="bold" style:font-weight-complex="bold"/>
    </style:style>
    <style:style style:name="P25" style:family="paragraph" style:parent-style-name="Table_20_Contents">
      <style:text-properties fo:font-weight="bold" officeooo:rsid="001753a1" officeooo:paragraph-rsid="001753a1" style:font-weight-asian="bold" style:font-weight-complex="bold"/>
    </style:style>
    <style:style style:name="P26" style:family="paragraph" style:parent-style-name="Standard">
      <style:text-properties officeooo:paragraph-rsid="00192597"/>
    </style:style>
    <style:style style:name="P27" style:family="paragraph" style:parent-style-name="Table_20_Contents">
      <style:text-properties officeooo:paragraph-rsid="00192597"/>
    </style:style>
    <style:style style:name="P28" style:family="paragraph" style:parent-style-name="Standard">
      <style:text-properties officeooo:rsid="001b519a" officeooo:paragraph-rsid="001b519a"/>
    </style:style>
    <style:style style:name="P29" style:family="paragraph" style:parent-style-name="Heading_20_2">
      <style:text-properties officeooo:rsid="00169e49" officeooo:paragraph-rsid="00169e49"/>
    </style:style>
    <style:style style:name="P30" style:family="paragraph" style:parent-style-name="Figure_20_Index_20_1">
      <style:paragraph-properties>
        <style:tab-stops>
          <style:tab-stop style:position="5.8984in" style:type="right" style:leader-style="dotted" style:leader-text="."/>
        </style:tab-stops>
      </style:paragraph-properties>
    </style:style>
    <style:style style:name="P31" style:family="paragraph" style:parent-style-name="Footer">
      <style:paragraph-properties fo:text-align="justify" style:justify-single-word="false"/>
      <style:text-properties fo:font-size="10pt" style:font-size-asian="10pt" style:font-size-complex="10pt"/>
    </style:style>
    <style:style style:name="P32" style:family="paragraph" style:parent-style-name="Standard">
      <style:paragraph-properties fo:text-align="end" style:justify-single-word="false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fo:language="es" fo:country="EC" style:letter-kerning="true" style:font-name-asian="Aptos1" style:font-size-asian="12pt" style:language-asian="en" style:country-asian="US" style:font-size-complex="12pt" style:language-complex="ar" style:country-complex="S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es" fo:country="ES" style:font-size-asian="10pt" style:font-size-complex="1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120935" style:font-size-asian="16pt" style:font-size-complex="16pt"/>
    </style:style>
    <style:style style:name="T9" style:family="text">
      <style:text-properties fo:font-size="16pt" officeooo:rsid="00155383" style:font-size-asian="16pt" style:font-size-complex="1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text:display="true"/>
    </style:style>
    <style:style style:name="T12" style:family="text">
      <style:text-properties style:language-asian="es" style:country-asian="EC"/>
    </style:style>
    <style:style style:name="T13" style:family="text">
      <style:text-properties officeooo:rsid="00120935"/>
    </style:style>
    <style:style style:name="T14" style:family="text">
      <style:text-properties officeooo:rsid="00169e49"/>
    </style:style>
    <style:style style:name="T15" style:family="text">
      <style:text-properties officeooo:rsid="001753a1"/>
    </style:style>
    <style:style style:name="T16" style:family="text">
      <style:text-properties officeooo:rsid="0019259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a"/>
      </text:sequence-decls>
      <text:p text:style-name="P3" loext:marker-style-name="T3"><text:span text:style-name="T3">UNIVERSIDAD POLITÉCNICA SALESIANA</text:span><text:span text:style-name="T3"/></text:p>
      <text:p text:style-name="P3" loext:marker-style-name="T5"><text:span text:style-name="T5">Carrera de Computación</text:span><text:span text:style-name="T5"/></text:p>
      <text:p text:style-name="P3">PROYECTO DE VINCULACIÓN EMBLEMÁTICO E INTERDISCIPLINAR <text:line-break/>“Aplicación de herramientas tecnológicas para la innovación en unidades educativas” </text:p>
      <text:p text:style-name="P3" loext:marker-style-name="T6"><text:span text:style-name="T6">TIC-InnovaEdu</text:span><text:span text:style-name="T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 loext:marker-style-name="T4"><text:span text:style-name="T4">&lt;Nombre del proyecto&gt;</text:span><text:span text:style-name="T4"/></text:p>
      <text:p text:style-name="P3" loext:marker-style-name="T7"><text:span text:style-name="T8">Diseño de </text:span><text:span text:style-name="T9">Detallado</text:span><text:span text:style-name="T7"> de Software</text:span></text:p>
      <text:p text:style-name="P3" loext:marker-style-name="T7"><text:span text:style-name="T7">Versión 1.0.0</text:span><text:span text:style-name="T7"/></text:p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4">Febrero</text:span>, 202<text:span text:style-name="T13">5</text:span></text:p>
      <text:p text:style-name="P3">Guayaquil, Ecuador</text:p>
      <text:h text:style-name="P2" text:outline-level="1"><text:bookmark-start text:name="__RefHeading___Toc7701_1180081898"/><text:bookmark-start text:name="_Toc183103779"/>Historial de Versionamiento<text:bookmark-end text:name="__RefHeading___Toc7701_1180081898"/><text:bookmark-end text:name="_Toc183103779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 loext:marker-style-name="T10"><text:span text:style-name="T10">Fecha</text:span><text:span text:style-name="T10"/></text:p>
          </table:table-cell>
          <table:table-cell table:style-name="Table1.A1" office:value-type="string">
            <text:p text:style-name="P1" loext:marker-style-name="T10"><text:span text:style-name="T10">Versión</text:span><text:span text:style-name="T10"/></text:p>
          </table:table-cell>
          <table:table-cell table:style-name="Table1.A1" office:value-type="string">
            <text:p text:style-name="P1" loext:marker-style-name="T10"><text:span text:style-name="T10">Descripción</text:span><text:span text:style-name="T10"/></text:p>
          </table:table-cell>
          <table:table-cell table:style-name="Table1.A1" office:value-type="string">
            <text:p text:style-name="P1" loext:marker-style-name="T10"><text:span text:style-name="T10">Responsable</text:span><text:span text:style-name="T10"/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1">Contenido</text:p>
          </text:index-title>
          <text:p text:style-name="P8"><text:a xlink:type="simple" xlink:href="#__RefHeading___Toc7701_1180081898" text:style-name="Index_20_Link" text:visited-style-name="Index_20_Link">Historial de Versionamiento<text:tab/>2</text:a></text:p>
          <text:p text:style-name="P8"><text:a xlink:type="simple" xlink:href="#__RefHeading___Toc7703_1180081898" text:style-name="Index_20_Link" text:visited-style-name="Index_20_Link">Listado de tablas<text:tab/>4</text:a></text:p>
          <text:p text:style-name="P8"><text:a xlink:type="simple" xlink:href="#__RefHeading___Toc7705_1180081898" text:style-name="Index_20_Link" text:visited-style-name="Index_20_Link">Listado de gráficos<text:tab/>5</text:a></text:p>
          <text:p text:style-name="P8"><text:a xlink:type="simple" xlink:href="#__RefHeading___Toc7707_1180081898" text:style-name="Index_20_Link" text:visited-style-name="Index_20_Link">Introducción<text:tab/>6</text:a></text:p>
          <text:p text:style-name="P8"><text:a xlink:type="simple" xlink:href="#__RefHeading___Toc7709_1180081898" text:style-name="Index_20_Link" text:visited-style-name="Index_20_Link">Diagrama de Clases<text:tab/>6</text:a></text:p>
          <text:p text:style-name="P8"><text:a xlink:type="simple" xlink:href="#__RefHeading___Toc7709_1180081898%20Copy%202" text:style-name="Index_20_Link" text:visited-style-name="Index_20_Link">Diagrama de Interacción de Objetos<text:tab/>6</text:a></text:p>
          <text:p text:style-name="P9"><text:a xlink:type="simple" xlink:href="#__RefHeading___Toc7711_1180081898" text:style-name="Index_20_Link" text:visited-style-name="Index_20_Link">Lista de Casos de Uso<text:tab/>6</text:a></text:p>
          <text:p text:style-name="P9"><text:a xlink:type="simple" xlink:href="#__RefHeading___Toc7713_1180081898" text:style-name="Index_20_Link" text:visited-style-name="Index_20_Link">Descripción de Casos de Uso<text:tab/>6</text:a></text:p>
          <text:p text:style-name="P10"><text:a xlink:type="simple" xlink:href="#__RefHeading___Toc2117_816813106" text:style-name="Index_20_Link" text:visited-style-name="Index_20_Link">Módulo de Seguridad (MS)<text:tab/>6</text:a></text:p>
          <text:p text:style-name="P10"><text:a xlink:type="simple" xlink:href="#__RefHeading___Toc2119_816813106" text:style-name="Index_20_Link" text:visited-style-name="Index_20_Link">Módulo Académico (MA)<text:tab/>7</text:a></text:p>
          <text:p text:style-name="P10"><text:a xlink:type="simple" xlink:href="#__RefHeading___Toc2121_816813106" text:style-name="Index_20_Link" text:visited-style-name="Index_20_Link">Módulo de Juego Interactivo (MJI)<text:tab/>8</text:a></text:p>
        </text:index-body>
      </text:table-of-content>
      <text:p text:style-name="Standard"/>
      <text:p text:style-name="Standard"/>
      <text:p text:style-name="Standard"/>
      <text:h text:style-name="P4" text:outline-level="1"><text:bookmark-start text:name="__RefHeading___Toc7703_1180081898"/><text:bookmark-start text:name="_Toc183103780"/>Listado de tablas<text:bookmark-end text:name="__RefHeading___Toc7703_1180081898"/><text:bookmark-end text:name="_Toc183103780"/></text:h>
      <text:illustration-index text:style-name="Sect1" text:protected="true" text:name="Table of Figures1">
        <text:illustration-index-source text:caption-sequence-name="Tabla" text:caption-sequence-format="text">
          <text:index-title-template text:style-name="Figure_20_Index_20_Heading"/>
          <text:illustration-index-entry-template text:style-name="Figure_20_Index_20_1">
            <text:index-entry-link-start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30" loext:marker-style-name="T12"><text:a xlink:type="simple" xlink:href="#_Toc183102753" text:style-name="Index_20_Link" text:visited-style-name="Index_20_Link">Tabla 1. Listado de los stakeholders.<text:span text:style-name="T11"><text:tab/>6</text:span></text:a></text:p>
        </text:index-body>
      </text:illustration-index>
      <text:p text:style-name="Standard"/>
      <text:p text:style-name="Standard"/>
      <text:p text:style-name="Standard"/>
      <text:h text:style-name="P4" text:outline-level="1"><text:bookmark-start text:name="__RefHeading___Toc7705_1180081898"/><text:bookmark-start text:name="_Toc183103781"/>Listado de gráficos<text:bookmark-end text:name="__RefHeading___Toc7705_1180081898"/><text:bookmark-end text:name="_Toc183103781"/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" text:outline-level="1"><text:bookmark-start text:name="__RefHeading___Toc7707_1180081898"/><text:bookmark-start text:name="_Toc183103782"/>Introducción<text:bookmark-end text:name="__RefHeading___Toc7707_1180081898"/><text:bookmark-end text:name="_Toc183103782"/></text:h>
      <text:p text:style-name="Standard"/>
      <text:h text:style-name="P6" text:outline-level="1"><text:bookmark-start text:name="__RefHeading___Toc7709_1180081898"/>Diagrama de Clases<text:bookmark-end text:name="__RefHeading___Toc7709_1180081898"/></text:h>
      <text:p text:style-name="P28">A continuación el diagrama de clases del juego.</text:p>
      <text:p text:style-name="P28"/>
      <text:h text:style-name="P6" text:outline-level="1"><text:bookmark-start text:name="__RefHeading___Toc7709_1180081898 Copy 2"/>Diagrama de Interacción de Objetos<text:bookmark-end text:name="__RefHeading___Toc7709_1180081898 Copy 2"/></text:h>
      <text:h text:style-name="P7" text:outline-level="2"><text:bookmark-start text:name="__RefHeading___Toc7711_1180081898"/>Lista de Casos de Uso<text:bookmark-end text:name="__RefHeading___Toc7711_1180081898"/></text:h>
      <text:p text:style-name="P17">A continuación, se listan los casos de uso a implementarse:</text:p>
      <text:p text:style-name="P22">Módulo de Seguridad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3">Identificador</text:p>
          </table:table-cell>
          <table:table-cell table:style-name="Table8.B1" office:value-type="string">
            <text:p text:style-name="P23">Caso de Uso</text:p>
          </table:table-cell>
        </table:table-row>
        <table:table-row>
          <table:table-cell table:style-name="Table8.A2" office:value-type="string">
            <text:p text:style-name="P20">CU-MS-001</text:p>
          </table:table-cell>
          <table:table-cell table:style-name="Table8.B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20">CU-MS-002</text:p>
          </table:table-cell>
          <table:table-cell table:style-name="Table8.B2" office:value-type="string">
            <text:p text:style-name="Table_20_Contents"/>
          </table:table-cell>
        </table:table-row>
      </table:table>
      <text:p text:style-name="P19"/>
      <text:p text:style-name="P22">Módulo Académico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4">Identificador</text:p>
          </table:table-cell>
          <table:table-cell table:style-name="Table9.B1" office:value-type="string">
            <text:p text:style-name="P24">Caso de Uso</text:p>
          </table:table-cell>
        </table:table-row>
        <table:table-row>
          <table:table-cell table:style-name="Table9.A2" office:value-type="string">
            <text:p text:style-name="P21">CU-M<text:span text:style-name="T16">A</text:span>-001</text:p>
          </table:table-cell>
          <table:table-cell table:style-name="Table9.B2" office:value-type="string">
            <text:p text:style-name="P27"/>
          </table:table-cell>
        </table:table-row>
        <table:table-row>
          <table:table-cell table:style-name="Table9.A2" office:value-type="string">
            <text:p text:style-name="P21">CU-M<text:span text:style-name="T16">A</text:span>-002</text:p>
          </table:table-cell>
          <table:table-cell table:style-name="Table9.B2" office:value-type="string">
            <text:p text:style-name="P27"/>
          </table:table-cell>
        </table:table-row>
      </table:table>
      <text:p text:style-name="P26"/>
      <text:h text:style-name="P7" text:outline-level="2"><text:bookmark-start text:name="__RefHeading___Toc7713_1180081898"/>Descripción de Casos de Uso<text:bookmark-end text:name="__RefHeading___Toc7713_1180081898"/></text:h>
      <text:h text:style-name="P16" text:outline-level="3"><text:bookmark-start text:name="__RefHeading___Toc2117_816813106"/>Módulo de Seguridad (MS)<text:bookmark-end text:name="__RefHeading___Toc2117_816813106"/></text:h>
      <text:h text:style-name="Heading_20_4" text:outline-level="4"><text:bookmark-start text:name="__RefHeading___Toc1247_816813106"/>CU-<text:span text:style-name="T15">MS-</text:span>001: Ingresar al Sistema<text:bookmark-end text:name="__RefHeading___Toc1247_8168131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Código </text:p>
          </table:table-cell>
          <table:table-cell table:style-name="Table2.B1" office:value-type="string">
            <text:p text:style-name="P18">CU-MS-001</text:p>
          </table:table-cell>
        </table:table-row>
        <text:soft-page-break/>
        <table:table-row>
          <table:table-cell table:style-name="Table2.A2" office:value-type="string">
            <text:p text:style-name="P25">Nombre </text:p>
          </table:table-cell>
          <table:table-cell table:style-name="Table2.B2" office:value-type="string">
            <text:p text:style-name="P18">Ingresar al Sistema</text:p>
          </table:table-cell>
        </table:table-row>
        <table:table-row>
          <table:table-cell table:style-name="Table2.A2" office:value-type="string">
            <text:p text:style-name="P25">Flujo de eventos: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>Condición de entrada: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>Condición de salida: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5">Requerimientos de calidad:</text:p>
          </table:table-cell>
          <table:table-cell table:style-name="Table2.B2" office:value-type="string">
            <text:p text:style-name="Table_20_Contents"/>
          </table:table-cell>
        </table:table-row>
      </table:table>
      <text:h text:style-name="P13" text:outline-level="4"><text:bookmark-start text:name="__RefHeading___Toc1247_816813106 Copy 1"/>CU-<text:span text:style-name="T15">MS-</text:span>00<text:span text:style-name="T15">2</text:span>: <text:span text:style-name="T15">Asignar rol al usuario</text:span><text:bookmark-end text:name="__RefHeading___Toc1247_816813106 Copy 1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5">Código </text:p>
          </table:table-cell>
          <table:table-cell table:style-name="Table5.B1" office:value-type="string">
            <text:p text:style-name="P18">CU-MS-002</text:p>
          </table:table-cell>
        </table:table-row>
        <table:table-row>
          <table:table-cell table:style-name="Table5.A2" office:value-type="string">
            <text:p text:style-name="P25">Nombre </text:p>
          </table:table-cell>
          <table:table-cell table:style-name="Table5.B2" office:value-type="string">
            <text:p text:style-name="P18">Asignar rol al usuario</text:p>
          </table:table-cell>
        </table:table-row>
        <table:table-row>
          <table:table-cell table:style-name="Table5.A2" office:value-type="string">
            <text:p text:style-name="P25">Flujo de eventos:</text:p>
          </table:table-cell>
          <table:table-cell table:style-name="Table5.B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25">Condición de entrada:</text:p>
          </table:table-cell>
          <table:table-cell table:style-name="Table5.B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25">Condición de salida:</text:p>
          </table:table-cell>
          <table:table-cell table:style-name="Table5.B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25">Requerimientos de calidad:</text:p>
          </table:table-cell>
          <table:table-cell table:style-name="Table5.B2" office:value-type="string">
            <text:p text:style-name="P15"/>
          </table:table-cell>
        </table:table-row>
      </table:table>
      <text:h text:style-name="P16" text:outline-level="3"/>
      <text:h text:style-name="P16" text:outline-level="3"><text:bookmark-start text:name="__RefHeading___Toc2119_816813106"/>Módulo Académico (MA)<text:bookmark-end text:name="__RefHeading___Toc2119_816813106"/></text:h>
      <text:h text:style-name="Heading_20_4" text:outline-level="4"><text:bookmark-start text:name="__RefHeading___Toc1249_816813106"/>CU-<text:span text:style-name="T15">MA-</text:span>00<text:span text:style-name="T15">1</text:span>: <text:span text:style-name="T15">Registrar pregunta</text:span><text:bookmark-end text:name="__RefHeading___Toc1249_816813106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5">Código </text:p>
          </table:table-cell>
          <table:table-cell table:style-name="Table3.B1" office:value-type="string">
            <text:p text:style-name="P18">CU-MA-001</text:p>
          </table:table-cell>
        </table:table-row>
        <table:table-row>
          <table:table-cell table:style-name="Table3.A2" office:value-type="string">
            <text:p text:style-name="P25">Nombre </text:p>
          </table:table-cell>
          <table:table-cell table:style-name="Table3.B2" office:value-type="string">
            <text:p text:style-name="P18">Registrar pregunta</text:p>
          </table:table-cell>
        </table:table-row>
        <table:table-row>
          <table:table-cell table:style-name="Table3.A2" office:value-type="string">
            <text:p text:style-name="P25">Flujo de eventos:</text:p>
          </table:table-cell>
          <table:table-cell table:style-name="Table3.B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25">Condición de entrada:</text:p>
          </table:table-cell>
          <table:table-cell table:style-name="Table3.B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25">Condición de salida:</text:p>
          </table:table-cell>
          <table:table-cell table:style-name="Table3.B2" office:value-type="string">
            <text:p text:style-name="P15"/>
          </table:table-cell>
        </table:table-row>
        <text:soft-page-break/>
        <table:table-row>
          <table:table-cell table:style-name="Table3.A2" office:value-type="string">
            <text:p text:style-name="P25">Requerimientos de calidad:</text:p>
          </table:table-cell>
          <table:table-cell table:style-name="Table3.B2" office:value-type="string">
            <text:p text:style-name="P15"/>
          </table:table-cell>
        </table:table-row>
      </table:table>
      <text:h text:style-name="P13" text:outline-level="4"><text:bookmark-start text:name="__RefHeading___Toc1249_816813106 Copy 1"/>CU-<text:span text:style-name="T15">MA-</text:span>00<text:span text:style-name="T15">2</text:span>: <text:span text:style-name="T15">Modificar pregunta</text:span><text:bookmark-end text:name="__RefHeading___Toc1249_816813106 Copy 1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5">Código </text:p>
          </table:table-cell>
          <table:table-cell table:style-name="Table6.B1" office:value-type="string">
            <text:p text:style-name="P18">CU-MA-002</text:p>
          </table:table-cell>
        </table:table-row>
        <table:table-row>
          <table:table-cell table:style-name="Table6.A2" office:value-type="string">
            <text:p text:style-name="P25">Nombre </text:p>
          </table:table-cell>
          <table:table-cell table:style-name="Table6.B2" office:value-type="string">
            <text:p text:style-name="P18">Modificar pregunta</text:p>
          </table:table-cell>
        </table:table-row>
        <table:table-row>
          <table:table-cell table:style-name="Table6.A2" office:value-type="string">
            <text:p text:style-name="P25">Flujo de eventos:</text:p>
          </table:table-cell>
          <table:table-cell table:style-name="Table6.B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25">Condición de entrada:</text:p>
          </table:table-cell>
          <table:table-cell table:style-name="Table6.B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25">Condición de salida:</text:p>
          </table:table-cell>
          <table:table-cell table:style-name="Table6.B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25">Requerimientos de calidad:</text:p>
          </table:table-cell>
          <table:table-cell table:style-name="Table6.B2" office:value-type="string">
            <text:p text:style-name="P15"/>
          </table:table-cell>
        </table:table-row>
      </table:table>
      <text:h text:style-name="P13" text:outline-level="4"><text:bookmark-start text:name="__RefHeading___Toc1249_816813106 Copy 1 Copy 1"/>CU-<text:span text:style-name="T15">MA-</text:span>00<text:span text:style-name="T15">3</text:span>: <text:span text:style-name="T15">Eliminar pregunta</text:span><text:bookmark-end text:name="__RefHeading___Toc1249_816813106 Copy 1 Copy 1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5">Código </text:p>
          </table:table-cell>
          <table:table-cell table:style-name="Table7.B1" office:value-type="string">
            <text:p text:style-name="P18">CU-MA-003</text:p>
          </table:table-cell>
        </table:table-row>
        <table:table-row>
          <table:table-cell table:style-name="Table7.A2" office:value-type="string">
            <text:p text:style-name="P25">Nombre </text:p>
          </table:table-cell>
          <table:table-cell table:style-name="Table7.B2" office:value-type="string">
            <text:p text:style-name="P18">Eliminar pregunta</text:p>
          </table:table-cell>
        </table:table-row>
        <table:table-row>
          <table:table-cell table:style-name="Table7.A2" office:value-type="string">
            <text:p text:style-name="P25">Flujo de eventos:</text:p>
          </table:table-cell>
          <table:table-cell table:style-name="Table7.B2" office:value-type="string">
            <text:p text:style-name="P15"/>
          </table:table-cell>
        </table:table-row>
        <table:table-row>
          <table:table-cell table:style-name="Table7.A2" office:value-type="string">
            <text:p text:style-name="P25">Condición de entrada:</text:p>
          </table:table-cell>
          <table:table-cell table:style-name="Table7.B2" office:value-type="string">
            <text:p text:style-name="P15"/>
          </table:table-cell>
        </table:table-row>
        <table:table-row>
          <table:table-cell table:style-name="Table7.A2" office:value-type="string">
            <text:p text:style-name="P25">Condición de salida:</text:p>
          </table:table-cell>
          <table:table-cell table:style-name="Table7.B2" office:value-type="string">
            <text:p text:style-name="P15"/>
          </table:table-cell>
        </table:table-row>
        <table:table-row>
          <table:table-cell table:style-name="Table7.A2" office:value-type="string">
            <text:p text:style-name="P25">Requerimientos de calidad:</text:p>
          </table:table-cell>
          <table:table-cell table:style-name="Table7.B2" office:value-type="string">
            <text:p text:style-name="P15"/>
          </table:table-cell>
        </table:table-row>
      </table:table>
      <text:h text:style-name="P12" text:outline-level="3"/>
      <text:h text:style-name="P16" text:outline-level="3"><text:bookmark-start text:name="__RefHeading___Toc2121_816813106"/>Módulo de Juego Interactivo (MJI)<text:bookmark-end text:name="__RefHeading___Toc2121_816813106"/></text:h>
      <text:h text:style-name="Heading_20_4" text:outline-level="4"><text:bookmark-start text:name="__RefHeading___Toc1251_816813106"/>CU-00<text:span text:style-name="T15">3</text:span>: <text:span text:style-name="T15">Registrar sesión de juego</text:span><text:bookmark-end text:name="__RefHeading___Toc1251_816813106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>Código </text:p>
          </table:table-cell>
          <table:table-cell table:style-name="Table4.B1" office:value-type="string">
            <text:p text:style-name="P18">CU-003</text:p>
          </table:table-cell>
        </table:table-row>
        <table:table-row>
          <table:table-cell table:style-name="Table4.A2" office:value-type="string">
            <text:p text:style-name="P25">Nombre </text:p>
          </table:table-cell>
          <table:table-cell table:style-name="Table4.B2" office:value-type="string">
            <text:p text:style-name="P18">Registrar sesión de juego</text:p>
          </table:table-cell>
        </table:table-row>
        <text:soft-page-break/>
        <table:table-row>
          <table:table-cell table:style-name="Table4.A2" office:value-type="string">
            <text:p text:style-name="P25">Flujo de eventos:</text:p>
          </table:table-cell>
          <table:table-cell table:style-name="Table4.B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25">Condición de entrada:</text:p>
          </table:table-cell>
          <table:table-cell table:style-name="Table4.B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25">Condición de salida:</text:p>
          </table:table-cell>
          <table:table-cell table:style-name="Table4.B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25">Requerimientos de calidad:</text:p>
          </table:table-cell>
          <table:table-cell table:style-name="Table4.B2" office:value-type="string">
            <text:p text:style-name="P15"/>
          </table:table-cell>
        </table:table-row>
      </table:table>
      <text:p text:style-name="P14"/>
      <text:h text:style-name="P16" text:outline-level="3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es" fo:country="EC" style:letter-kerning="tru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Aptos" fo:font-size="12pt" fo:language="es" fo:country="EC" style:letter-kerning="tru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font-size="16pt" style:letter-kerning="false" style:font-size-asian="16pt" style:language-asian="es" style:country-asian="EC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top="0in" fo:margin-bottom="0.0693in" style:contextual-spacing="false"/>
    </style:style>
    <style:style style:name="Figure_20_Index_20_1" style:display-name="Figure Index 1" style:family="paragraph" style:parent-style-name="Standard" style:next-style-name="Standard" style:class="index">
      <style:paragraph-properties fo:margin-top="0in" fo:margin-bottom="0in" style:contextual-spacing="false"/>
    </style:style>
    <style:style style:name="Marginalia" style:family="paragraph" style:parent-style-name="Standard" loext:linked-style-name="Texto_20_comentario_20_C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Asunto_20_del_20_comentario_20_Car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 loext:linked-style-name="Marginalia">
      <style:text-properties fo:font-size="10pt" style:font-size-asian="10pt" style:font-size-complex="10pt"/>
    </style:style>
    <style:style style:name="Asunto_20_del_20_comentario_20_Car" style:display-name="Asunto del comentario Car" style:family="text" style:parent-style-name="Texto_20_comentario_20_C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justify" style:justify-single-word="false"/>
      <style:text-properties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language="es" fo:country="ES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2">Página </text:span><text:span text:style-name="MT1"><text:page-number style:num-format="1" text:select-page="current">9</text:page-number></text:span><text:span text:style-name="MT2"><text:s/>de </text:span><text:span text:style-name="MT1"><text:page-count style:num-format="1">9</text:page-count></text:span></text:p>
        <text:p text:style-name="MP2" loext:marker-style-name="MT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uillermo Omar Pizarro Vasquez</meta:initial-creator>
    <dc:creator>Guillermo Pizarro</dc:creator>
    <meta:editing-cycles>31</meta:editing-cycles>
    <meta:creation-date>2024-11-21T17:30:00</meta:creation-date>
    <dc:date>2025-02-06T19:19:37.002620627</dc:date>
    <meta:editing-duration>PT5H27M9S</meta:editing-duration>
    <meta:generator>LibreOffice/24.2.7.2$Linux_X86_64 LibreOffice_project/420$Build-2</meta:generator>
    <meta:document-statistic meta:table-count="9" meta:image-count="0" meta:object-count="0" meta:page-count="9" meta:paragraph-count="104" meta:word-count="309" meta:character-count="2092" meta:non-whitespace-character-count="1873"/>
    <meta:user-defined meta:name="AppVersion">16.0000</meta:user-defined>
    <meta:template xlink:type="simple" xlink:actuate="onRequest" xlink:title="Normal.dotm" xlink:href=""/>
  </office:meta>
</office:document-meta>
</file>